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er">
      <style:paragraph-properties fo:text-align="end" style:justify-single-word="false"/>
    </style:style>
    <style:style style:name="P5" style:family="paragraph" style:parent-style-name="Heading_20_1" style:list-style-name="">
      <style:text-properties officeooo:rsid="001e8125" officeooo:paragraph-rsid="001e8125"/>
    </style:style>
    <style:style style:name="P6" style:family="paragraph" style:parent-style-name="Heading_20_2">
      <style:text-properties officeooo:rsid="001ddea7" officeooo:paragraph-rsid="001f7ba1"/>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officeooo:rsid="001c48ea" officeooo:paragraph-rsid="001e8125"/>
    </style:style>
    <style:style style:name="P9" style:family="paragraph" style:parent-style-name="Heading_20_3">
      <style:text-properties officeooo:rsid="001f6a22" officeooo:paragraph-rsid="00214d9d"/>
    </style:style>
    <style:style style:name="P10" style:family="paragraph" style:parent-style-name="Heading_20_3">
      <style:text-properties officeooo:rsid="00224ec6" officeooo:paragraph-rsid="00214d9d"/>
    </style:style>
    <style:style style:name="P11" style:family="paragraph" style:parent-style-name="Heading_20_3">
      <style:text-properties officeooo:rsid="0025a84d" officeooo:paragraph-rsid="00214d9d"/>
    </style:style>
    <style:style style:name="P12" style:family="paragraph" style:parent-style-name="Subtitle">
      <style:text-properties officeooo:rsid="001e8125" officeooo:paragraph-rsid="001e8125"/>
    </style:style>
    <style:style style:name="P13" style:family="paragraph" style:parent-style-name="Text_20_body">
      <style:paragraph-properties fo:text-align="end" style:justify-single-word="false"/>
      <style:text-properties officeooo:rsid="001e8125" officeooo:paragraph-rsid="001e8125"/>
    </style:style>
    <style:style style:name="P14" style:family="paragraph" style:parent-style-name="Text_20_body">
      <style:paragraph-properties fo:text-align="end" style:justify-single-word="false"/>
      <style:text-properties fo:font-size="11pt" officeooo:rsid="001e8125" officeooo:paragraph-rsid="001e8125" style:font-size-asian="11pt" style:font-size-complex="11pt"/>
    </style:style>
    <style:style style:name="P15" style:family="paragraph" style:parent-style-name="Text_20_body">
      <style:paragraph-properties fo:text-align="justify" style:justify-single-word="false"/>
      <style:text-properties fo:font-style="normal" officeooo:rsid="001e8125" officeooo:paragraph-rsid="001e8125" style:font-style-asian="normal" style:font-style-complex="normal"/>
    </style:style>
    <style:style style:name="P16" style:family="paragraph" style:parent-style-name="Text_20_body" style:list-style-name="L3">
      <style:paragraph-properties fo:text-align="justify" style:justify-single-word="false"/>
      <style:text-properties fo:font-style="normal" style:text-underline-style="none" officeooo:rsid="001ddea7" officeooo:paragraph-rsid="001e8125" style:font-style-asian="normal" style:font-style-complex="normal"/>
    </style:style>
    <style:style style:name="P17" style:family="paragraph" style:parent-style-name="Text_20_body">
      <style:paragraph-properties fo:text-align="justify" style:justify-single-word="false"/>
      <style:text-properties officeooo:rsid="001aa3c1" officeooo:paragraph-rsid="001e8125"/>
    </style:style>
    <style:style style:name="P18" style:family="paragraph" style:parent-style-name="Text_20_body">
      <style:paragraph-properties fo:text-align="justify" style:justify-single-word="false"/>
      <style:text-properties officeooo:paragraph-rsid="001e8125"/>
    </style:style>
    <style:style style:name="P19" style:family="paragraph" style:parent-style-name="Text_20_body" style:list-style-name="L1">
      <style:paragraph-properties fo:text-align="justify" style:justify-single-word="false"/>
      <style:text-properties officeooo:paragraph-rsid="001e8125"/>
    </style:style>
    <style:style style:name="P20" style:family="paragraph" style:parent-style-name="Text_20_body" style:list-style-name="L3">
      <style:paragraph-properties fo:text-align="justify" style:justify-single-word="false"/>
      <style:text-properties officeooo:paragraph-rsid="001e8125"/>
    </style:style>
    <style:style style:name="P21" style:family="paragraph" style:parent-style-name="Text_20_body" style:list-style-name="L3">
      <style:paragraph-properties fo:text-align="justify" style:justify-single-word="false"/>
      <style:text-properties officeooo:paragraph-rsid="001f7ba1"/>
    </style:style>
    <style:style style:name="P22" style:family="paragraph" style:parent-style-name="Text_20_body">
      <style:paragraph-properties fo:text-align="justify" style:justify-single-word="false"/>
      <style:text-properties officeooo:paragraph-rsid="001f7ba1"/>
    </style:style>
    <style:style style:name="P23" style:family="paragraph" style:parent-style-name="Text_20_body">
      <style:paragraph-properties fo:text-align="justify" style:justify-single-word="false"/>
      <style:text-properties officeooo:paragraph-rsid="00214d9d"/>
    </style:style>
    <style:style style:name="P24" style:family="paragraph" style:parent-style-name="Text_20_body">
      <style:paragraph-properties fo:text-align="justify" style:justify-single-word="false"/>
      <style:text-properties officeooo:paragraph-rsid="0027cb0a"/>
    </style:style>
    <style:style style:name="P25" style:family="paragraph" style:parent-style-name="Text_20_body">
      <style:paragraph-properties fo:text-align="justify" style:justify-single-word="false"/>
      <style:text-properties officeooo:paragraph-rsid="002bc5f1"/>
    </style:style>
    <style:style style:name="P26" style:family="paragraph" style:parent-style-name="Text_20_body">
      <style:paragraph-properties fo:text-align="justify" style:justify-single-word="false"/>
      <style:text-properties officeooo:paragraph-rsid="002d5129"/>
    </style:style>
    <style:style style:name="P27" style:family="paragraph" style:parent-style-name="Text_20_body" style:list-style-name="L1">
      <style:paragraph-properties fo:text-align="justify" style:justify-single-word="false"/>
      <style:text-properties fo:font-style="italic" officeooo:rsid="001c48ea" officeooo:paragraph-rsid="001e8125" style:font-style-asian="italic" style:font-style-complex="italic"/>
    </style:style>
    <style:style style:name="P28" style:family="paragraph" style:parent-style-name="Text_20_body" style:list-style-name="L3">
      <style:paragraph-properties fo:text-align="justify" style:justify-single-word="false"/>
      <style:text-properties fo:font-style="italic" officeooo:rsid="001c802a" officeooo:paragraph-rsid="001e8125" style:font-style-asian="italic" style:font-style-complex="italic"/>
    </style:style>
    <style:style style:name="P29" style:family="paragraph" style:parent-style-name="Text_20_body" style:list-style-name="L1">
      <style:paragraph-properties fo:text-align="justify" style:justify-single-word="false"/>
      <style:text-properties fo:font-style="italic" officeooo:rsid="001e8125" officeooo:paragraph-rsid="001e8125" style:font-style-asian="italic" style:font-style-complex="italic"/>
    </style:style>
    <style:style style:name="P30" style:family="paragraph" style:parent-style-name="Text_20_body" style:list-style-name="L3">
      <style:paragraph-properties fo:text-align="justify" style:justify-single-word="false"/>
      <style:text-properties fo:font-style="italic" officeooo:rsid="001f7ba1" officeooo:paragraph-rsid="001f7ba1" style:font-style-asian="italic" style:font-style-complex="italic"/>
    </style:style>
    <style:style style:name="P31" style:family="paragraph" style:parent-style-name="Text_20_body">
      <style:paragraph-properties fo:text-align="justify" style:justify-single-word="false"/>
      <style:text-properties officeooo:rsid="001c802a" officeooo:paragraph-rsid="001e8125"/>
    </style:style>
    <style:style style:name="P32" style:family="paragraph" style:parent-style-name="Text_20_body">
      <style:paragraph-properties fo:text-align="justify" style:justify-single-word="false"/>
      <style:text-properties officeooo:rsid="00276c97" officeooo:paragraph-rsid="00214d9d"/>
    </style:style>
    <style:style style:name="P33" style:family="paragraph" style:parent-style-name="Text_20_body">
      <style:paragraph-properties fo:text-align="justify" style:justify-single-word="false"/>
      <style:text-properties officeooo:rsid="00224ec6" officeooo:paragraph-rsid="00214d9d"/>
    </style:style>
    <style:style style:name="P34" style:family="paragraph" style:parent-style-name="Text_20_body">
      <style:paragraph-properties fo:text-align="justify" style:justify-single-word="false"/>
      <style:text-properties officeooo:rsid="00230943" officeooo:paragraph-rsid="00214d9d"/>
    </style:style>
    <style:style style:name="P35" style:family="paragraph" style:parent-style-name="Text_20_body">
      <style:paragraph-properties fo:text-align="justify" style:justify-single-word="false"/>
      <style:text-properties officeooo:rsid="0024fb2a" officeooo:paragraph-rsid="00214d9d"/>
    </style:style>
    <style:style style:name="P36" style:family="paragraph" style:parent-style-name="Text_20_body">
      <style:paragraph-properties fo:text-align="justify" style:justify-single-word="false"/>
      <style:text-properties officeooo:rsid="0025a84d" officeooo:paragraph-rsid="00214d9d"/>
    </style:style>
    <style:style style:name="P37" style:family="paragraph" style:parent-style-name="Text_20_body">
      <style:paragraph-properties fo:text-align="justify" style:justify-single-word="false"/>
      <style:text-properties officeooo:rsid="0023d291" officeooo:paragraph-rsid="0023d291"/>
    </style:style>
    <style:style style:name="P38" style:family="paragraph" style:parent-style-name="Text_20_body">
      <style:paragraph-properties fo:text-align="justify" style:justify-single-word="false"/>
      <style:text-properties officeooo:rsid="0024a438" officeooo:paragraph-rsid="0024a438"/>
    </style:style>
    <style:style style:name="P39" style:family="paragraph" style:parent-style-name="Text_20_body">
      <style:paragraph-properties fo:text-align="justify" style:justify-single-word="false"/>
      <style:text-properties officeooo:rsid="002594f2" officeooo:paragraph-rsid="002594f2"/>
    </style:style>
    <style:style style:name="P40" style:family="paragraph" style:parent-style-name="Text_20_body">
      <style:paragraph-properties fo:text-align="justify" style:justify-single-word="false"/>
      <style:text-properties officeooo:rsid="00287c4a" officeooo:paragraph-rsid="00287c4a"/>
    </style:style>
    <style:style style:name="P41" style:family="paragraph" style:parent-style-name="Text_20_body">
      <style:paragraph-properties fo:text-align="justify" style:justify-single-word="false"/>
      <style:text-properties officeooo:rsid="002d5129" officeooo:paragraph-rsid="002d5129"/>
    </style:style>
    <style:style style:name="P42" style:family="paragraph" style:parent-style-name="Text_20_body">
      <style:paragraph-properties fo:text-align="justify" style:justify-single-word="false"/>
      <style:text-properties officeooo:rsid="002f194a" officeooo:paragraph-rsid="002f194a"/>
    </style:style>
    <style:style style:name="P43" style:family="paragraph" style:parent-style-name="Title">
      <style:text-properties officeooo:rsid="001e8125" officeooo:paragraph-rsid="001e8125"/>
    </style:style>
    <style:style style:name="T1" style:family="text">
      <style:text-properties officeooo:rsid="001e8125"/>
    </style:style>
    <style:style style:name="T2" style:family="text">
      <style:text-properties fo:font-style="italic" style:font-style-asian="italic" style:font-style-complex="italic"/>
    </style:style>
    <style:style style:name="T3" style:family="text">
      <style:text-properties fo:font-style="italic" officeooo:rsid="001c48ea" style:font-style-asian="italic" style:font-style-complex="italic"/>
    </style:style>
    <style:style style:name="T4" style:family="text">
      <style:text-properties fo:font-style="italic" officeooo:rsid="001c802a" style:font-style-asian="italic" style:font-style-complex="italic"/>
    </style:style>
    <style:style style:name="T5" style:family="text">
      <style:text-properties fo:font-style="italic" officeooo:rsid="00293bd7" style:font-style-asian="italic" style:font-style-complex="italic"/>
    </style:style>
    <style:style style:name="T6" style:family="text">
      <style:text-properties fo:font-style="italic" officeooo:rsid="001e8125" style:font-style-asian="italic" style:font-style-complex="italic"/>
    </style:style>
    <style:style style:name="T7" style:family="text">
      <style:text-properties fo:font-style="italic" officeooo:rsid="001f6a22" style:font-style-asian="italic" style:font-style-complex="italic"/>
    </style:style>
    <style:style style:name="T8" style:family="text">
      <style:text-properties fo:font-style="italic" officeooo:rsid="002059ae" style:font-style-asian="italic" style:font-style-complex="italic"/>
    </style:style>
    <style:style style:name="T9" style:family="text">
      <style:text-properties fo:font-style="italic" officeooo:rsid="00224ec6" style:font-style-asian="italic" style:font-style-complex="italic"/>
    </style:style>
    <style:style style:name="T10" style:family="text">
      <style:text-properties fo:font-style="italic" officeooo:rsid="0024fb2a" style:font-style-asian="italic" style:font-style-complex="italic"/>
    </style:style>
    <style:style style:name="T11" style:family="text">
      <style:text-properties fo:font-style="italic" officeooo:rsid="002315a8" style:font-style-asian="italic" style:font-style-complex="italic"/>
    </style:style>
    <style:style style:name="T12" style:family="text">
      <style:text-properties fo:font-style="italic" officeooo:rsid="0025a84d" style:font-style-asian="italic" style:font-style-complex="italic"/>
    </style:style>
    <style:style style:name="T13" style:family="text">
      <style:text-properties fo:font-style="italic" officeooo:rsid="00276c97" style:font-style-asian="italic" style:font-style-complex="italic"/>
    </style:style>
    <style:style style:name="T14" style:family="text">
      <style:text-properties fo:font-style="italic" officeooo:rsid="00214d9d" style:font-style-asian="italic" style:font-style-complex="italic"/>
    </style:style>
    <style:style style:name="T15" style:family="text">
      <style:text-properties fo:font-style="italic" officeooo:rsid="00221f14" style:font-style-asian="italic" style:font-style-complex="italic"/>
    </style:style>
    <style:style style:name="T16" style:family="text">
      <style:text-properties fo:font-style="italic" officeooo:rsid="0023d291" style:font-style-asian="italic" style:font-style-complex="italic"/>
    </style:style>
    <style:style style:name="T17" style:family="text">
      <style:text-properties fo:font-style="italic" officeooo:rsid="0027cb0a"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1ddea7" style:font-style-asian="italic" style:font-style-complex="italic"/>
    </style:style>
    <style:style style:name="T20" style:family="text">
      <style:text-properties fo:font-style="italic" style:text-underline-style="none" officeooo:rsid="001c802a" style:font-style-asian="italic" style:font-style-complex="italic"/>
    </style:style>
    <style:style style:name="T21" style:family="text">
      <style:text-properties fo:font-style="italic" style:text-underline-style="none" officeooo:rsid="001f7ba1" style:font-style-asian="italic" style:font-style-complex="italic"/>
    </style:style>
    <style:style style:name="T22" style:family="text">
      <style:text-properties fo:font-style="italic" style:text-underline-style="none" officeooo:rsid="001f6a22" style:font-style-asian="italic" style:font-style-complex="italic"/>
    </style:style>
    <style:style style:name="T23" style:family="text">
      <style:text-properties fo:font-style="italic" style:text-underline-style="none" officeooo:rsid="0027af53" style:font-style-asian="italic" style:font-style-complex="italic"/>
    </style:style>
    <style:style style:name="T24" style:family="text">
      <style:text-properties fo:font-style="italic" style:text-underline-style="none" officeooo:rsid="00276c97" style:font-style-asian="italic" style:font-style-complex="italic"/>
    </style:style>
    <style:style style:name="T25" style:family="text">
      <style:text-properties fo:font-style="italic" style:text-underline-style="none" officeooo:rsid="00287c4a" style:font-style-asian="italic" style:font-style-complex="italic"/>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fo:font-weight="normal" officeooo:rsid="00287c4a" style:font-style-asian="italic" style:font-weight-asian="normal" style:font-style-complex="italic" style:font-weight-complex="normal"/>
    </style:style>
    <style:style style:name="T28" style:family="text">
      <style:text-properties fo:font-style="italic" style:text-underline-style="none" fo:font-weight="normal" officeooo:rsid="0029fe0b" style:font-style-asian="italic" style:font-weight-asian="normal" style:font-style-complex="italic" style:font-weight-complex="normal"/>
    </style:style>
    <style:style style:name="T29" style:family="text">
      <style:text-properties fo:font-style="italic" style:text-underline-style="none" fo:font-weight="normal" officeooo:rsid="002bc5f1" style:font-style-asian="italic" style:font-weight-asian="normal" style:font-style-complex="italic" style:font-weight-complex="normal"/>
    </style:style>
    <style:style style:name="T30" style:family="text">
      <style:text-properties fo:font-style="italic" style:text-underline-style="none" fo:font-weight="normal" officeooo:rsid="002f194a" style:font-style-asian="italic" style:font-weight-asian="normal" style:font-style-complex="italic" style:font-weight-complex="normal"/>
    </style:style>
    <style:style style:name="T31" style:family="text">
      <style:text-properties fo:font-style="italic" style:text-underline-style="none" fo:font-weight="normal" officeooo:rsid="0030af9d" style:font-style-asian="italic" style:font-weight-asian="normal" style:font-style-complex="italic" style:font-weight-complex="normal"/>
    </style:style>
    <style:style style:name="T32" style:family="text">
      <style:text-properties officeooo:rsid="001aa3c1"/>
    </style:style>
    <style:style style:name="T33" style:family="text">
      <style:text-properties officeooo:rsid="00293bd7"/>
    </style:style>
    <style:style style:name="T34" style:family="text">
      <style:text-properties officeooo:rsid="001c48ea"/>
    </style:style>
    <style:style style:name="T35" style:family="text">
      <style:text-properties fo:font-style="normal" style:font-style-asian="normal" style:font-style-complex="normal"/>
    </style:style>
    <style:style style:name="T36" style:family="text">
      <style:text-properties fo:font-style="normal" officeooo:rsid="001c48ea" style:font-style-asian="normal" style:font-style-complex="normal"/>
    </style:style>
    <style:style style:name="T37" style:family="text">
      <style:text-properties fo:font-style="normal" officeooo:rsid="00293bd7" style:font-style-asian="normal" style:font-style-complex="normal"/>
    </style:style>
    <style:style style:name="T38" style:family="text">
      <style:text-properties fo:font-style="normal" officeooo:rsid="001e8125" style:font-style-asian="normal" style:font-style-complex="normal"/>
    </style:style>
    <style:style style:name="T39" style:family="text">
      <style:text-properties fo:font-style="normal" officeooo:rsid="001c802a" style:font-style-asian="normal" style:font-style-complex="normal"/>
    </style:style>
    <style:style style:name="T40" style:family="text">
      <style:text-properties fo:font-style="normal" officeooo:rsid="001f6a22" style:font-style-asian="normal" style:font-style-complex="normal"/>
    </style:style>
    <style:style style:name="T41" style:family="text">
      <style:text-properties fo:font-style="normal" officeooo:rsid="002059ae" style:font-style-asian="normal" style:font-style-complex="normal"/>
    </style:style>
    <style:style style:name="T42" style:family="text">
      <style:text-properties fo:font-style="normal" officeooo:rsid="00224ec6" style:font-style-asian="normal" style:font-style-complex="normal"/>
    </style:style>
    <style:style style:name="T43" style:family="text">
      <style:text-properties fo:font-style="normal" officeooo:rsid="0024fb2a" style:font-style-asian="normal" style:font-style-complex="normal"/>
    </style:style>
    <style:style style:name="T44" style:family="text">
      <style:text-properties fo:font-style="normal" officeooo:rsid="002315a8" style:font-style-asian="normal" style:font-style-complex="normal"/>
    </style:style>
    <style:style style:name="T45" style:family="text">
      <style:text-properties fo:font-style="normal" officeooo:rsid="0025a84d" style:font-style-asian="normal" style:font-style-complex="normal"/>
    </style:style>
    <style:style style:name="T46" style:family="text">
      <style:text-properties fo:font-style="normal" officeooo:rsid="00276c97" style:font-style-asian="normal" style:font-style-complex="normal"/>
    </style:style>
    <style:style style:name="T47" style:family="text">
      <style:text-properties fo:font-style="normal" officeooo:rsid="00221f14" style:font-style-asian="normal" style:font-style-complex="normal"/>
    </style:style>
    <style:style style:name="T48" style:family="text">
      <style:text-properties fo:font-style="normal" officeooo:rsid="0023d291" style:font-style-asian="normal" style:font-style-complex="normal"/>
    </style:style>
    <style:style style:name="T49" style:family="text">
      <style:text-properties fo:font-style="normal" officeooo:rsid="0024a438" style:font-style-asian="normal" style:font-style-complex="normal"/>
    </style:style>
    <style:style style:name="T50" style:family="text">
      <style:text-properties fo:font-style="normal" officeooo:rsid="0027378f" style:font-style-asian="normal" style:font-style-complex="normal"/>
    </style:style>
    <style:style style:name="T51" style:family="text">
      <style:text-properties fo:font-style="normal" officeooo:rsid="0027cb0a"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1ddea7" style:font-style-asian="normal" style:font-style-complex="normal"/>
    </style:style>
    <style:style style:name="T54" style:family="text">
      <style:text-properties fo:font-style="normal" style:text-underline-style="none" officeooo:rsid="001f7ba1" style:font-style-asian="normal" style:font-style-complex="normal"/>
    </style:style>
    <style:style style:name="T55" style:family="text">
      <style:text-properties fo:font-style="normal" style:text-underline-style="none" officeooo:rsid="001c802a" style:font-style-asian="normal" style:font-style-complex="normal"/>
    </style:style>
    <style:style style:name="T56" style:family="text">
      <style:text-properties fo:font-style="normal" style:text-underline-style="none" officeooo:rsid="001f6a22" style:font-style-asian="normal" style:font-style-complex="normal"/>
    </style:style>
    <style:style style:name="T57" style:family="text">
      <style:text-properties fo:font-style="normal" style:text-underline-style="none" officeooo:rsid="00214d9d" style:font-style-asian="normal" style:font-style-complex="normal"/>
    </style:style>
    <style:style style:name="T58" style:family="text">
      <style:text-properties fo:font-style="normal" style:text-underline-style="none" officeooo:rsid="0027af53" style:font-style-asian="normal" style:font-style-complex="normal"/>
    </style:style>
    <style:style style:name="T59" style:family="text">
      <style:text-properties fo:font-style="normal" style:text-underline-style="none" officeooo:rsid="00276c97" style:font-style-asian="normal" style:font-style-complex="normal"/>
    </style:style>
    <style:style style:name="T60" style:family="text">
      <style:text-properties fo:font-style="normal" style:text-underline-style="none" officeooo:rsid="00287c4a" style:font-style-asian="normal" style:font-style-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fo:font-style="normal" style:text-underline-style="none" fo:font-weight="normal" officeooo:rsid="00287c4a" style:font-style-asian="normal" style:font-weight-asian="normal" style:font-style-complex="normal" style:font-weight-complex="normal"/>
    </style:style>
    <style:style style:name="T63" style:family="text">
      <style:text-properties fo:font-style="normal" style:text-underline-style="none" fo:font-weight="normal" officeooo:rsid="0029fe0b" style:font-style-asian="normal" style:font-weight-asian="normal" style:font-style-complex="normal" style:font-weight-complex="normal"/>
    </style:style>
    <style:style style:name="T64" style:family="text">
      <style:text-properties fo:font-style="normal" style:text-underline-style="none" fo:font-weight="normal" officeooo:rsid="002bc5f1" style:font-style-asian="normal" style:font-weight-asian="normal" style:font-style-complex="normal" style:font-weight-complex="normal"/>
    </style:style>
    <style:style style:name="T65" style:family="text">
      <style:text-properties fo:font-style="normal" style:text-underline-style="none" fo:font-weight="normal" officeooo:rsid="002d5129" style:font-style-asian="normal" style:font-weight-asian="normal" style:font-style-complex="normal" style:font-weight-complex="normal"/>
    </style:style>
    <style:style style:name="T66" style:family="text">
      <style:text-properties fo:font-style="normal" style:text-underline-style="none" fo:font-weight="normal" officeooo:rsid="002f194a" style:font-style-asian="normal" style:font-weight-asian="normal" style:font-style-complex="normal" style:font-weight-complex="normal"/>
    </style:style>
    <style:style style:name="T67" style:family="text">
      <style:text-properties fo:font-style="normal" style:text-underline-style="none" fo:font-weight="normal" officeooo:rsid="0030af9d" style:font-style-asian="normal" style:font-weight-asian="normal" style:font-style-complex="normal" style:font-weight-complex="normal"/>
    </style:style>
    <style:style style:name="T68" style:family="text">
      <style:text-properties style:text-underline-style="none"/>
    </style:style>
    <style:style style:name="T69" style:family="text">
      <style:text-properties style:text-underline-style="none" officeooo:rsid="001ddea7"/>
    </style:style>
    <style:style style:name="T70" style:family="text">
      <style:text-properties officeooo:rsid="001f6a22"/>
    </style:style>
    <style:style style:name="T71" style:family="text">
      <style:text-properties officeooo:rsid="00230943"/>
    </style:style>
    <style:style style:name="T72" style:family="text">
      <style:text-properties officeooo:rsid="0024fb2a"/>
    </style:style>
    <style:style style:name="T73" style:family="text">
      <style:text-properties officeooo:rsid="0025a84d"/>
    </style:style>
    <style:style style:name="T74" style:family="text">
      <style:text-properties officeooo:rsid="0027cb0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Sistema Eragileak</text:p>
      <text:p text:style-name="P12">Kernel baten simulatzailea</text:p>
      <text:p text:style-name="P13">Josu Loidi</text:p>
      <text:p text:style-name="P14">2021eko urtarrilaren 19a</text:p>
      <text:table-of-content text:style-name="Sect1" text:protected="true" text:name="Aurkibidea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 text:style-name="P3">Aurkibidea</text:p>
          </text:index-title>
          <text:p text:style-name="P1"><text:a xlink:type="simple" xlink:href="#__RefHeading___Toc750_1361444220" text:style-name="Index_20_Link" text:visited-style-name="Index_20_Link">Sarrera<text:tab/>3</text:a></text:p>
          <text:p text:style-name="P1"><text:a xlink:type="simple" xlink:href="#__RefHeading___Toc752_1361444220" text:style-name="Index_20_Link" text:visited-style-name="Index_20_Link">Sistemaren egitura<text:tab/>4</text:a></text:p>
          <text:p text:style-name="P1"><text:a xlink:type="simple" xlink:href="#__RefHeading___Toc754_1361444220" text:style-name="Index_20_Link" text:visited-style-name="Index_20_Link">Sistemaren diseinua<text:tab/>5</text:a></text:p>
          <text:p text:style-name="P2"><text:a xlink:type="simple" xlink:href="#__RefHeading___Toc756_1361444220" text:style-name="Index_20_Link" text:visited-style-name="Index_20_Link">Sistemaren oinarrizko funtzionamendua<text:tab/>5</text:a></text:p>
          <text:p text:style-name="P2"><text:a xlink:type="simple" xlink:href="#__RefHeading___Toc117_1230502448" text:style-name="Index_20_Link" text:visited-style-name="Index_20_Link">Planifikazio politika<text:tab/>6</text:a></text:p>
          <text:p text:style-name="P2"><text:a xlink:type="simple" xlink:href="#__RefHeading___Toc119_1230502448" text:style-name="Index_20_Link" text:visited-style-name="Index_20_Link">Planifikazioaren inplementazioa<text:tab/>7</text:a></text:p>
        </text:index-body>
      </text:table-of-content>
      <text:h text:style-name="P5" text:outline-level="1"/>
      <text:h text:style-name="P7" text:outline-level="2"><text:bookmark-start text:name="__RefHeading___Toc750_1361444220"/>Sarrera<text:bookmark-end text:name="__RefHeading___Toc750_1361444220"/></text:h>
      <text:p text:style-name="P17">Kernela sistema eragilearentzat behar-beharrezkoa den software<text:span text:style-name="T1">a</text:span> da. Programei ordenagailuaren edo bestelako gailu informatikoen <text:span text:style-name="T2">hardware</text:span>ra sarrera segurua ematea da bere arduretako bat, hau da, baliabideen eta prozesuen kudeaketaren arduraduna da.</text:p>
      <text:p text:style-name="P18"><text:span text:style-name="T32">Beraz, praktika honetan kernel bat simulatuko dugu. C programazio lengoaia erabiliko dugu horretarako, behe mailako programazio lengoaia baita, eta gure ezagutz</text:span><text:span text:style-name="T33">a</text:span><text:span text:style-name="T32"> handitzeko </text:span><text:span text:style-name="T33">aukera ona</text:span><text:span text:style-name="T32"> izan daiteke.</text:span></text:p>
      <text:p text:style-name="P18"><text:span text:style-name="T32">Praktika hainbat ataletan dago banatuta. Lehenik, </text:span><text:span text:style-name="T34">sistemaren</text:span><text:span text:style-name="T32"> </text:span><text:span text:style-name="T34">egitura definitu behar da, beharrezkoak izango zaizkigun datu egitura eta </text:span><text:span text:style-name="T3">thread</text:span><text:span text:style-name="T36">ak eraiki eta inplementatu</text:span><text:span text:style-name="T37">z</text:span><text:span text:style-name="T36">. Ondoren, oinarrizko funtzionamendua eginda dagoenean, prozesuen planifikazioa erabaki eta inplementatuko da, sortutako prozesuak dagozkien hardware harietan noiz eta nola exekutatu daitezken erabakiz. </text:span><text:span text:style-name="T38">Behin prozesuak hardware hariei esleitu daitezkeenean, prozesu horiei forma eman behar zaie, hau da, exekutagarria den prozesu bat izango dugu, bere erregistroak aldatzeko aukera emango diguna.</text:span></text:p>
      <text:p text:style-name="P15">Praktika 3 zatitan dago banatuta, baina txosten honetan zati guztiak batera azalduko dira, hala inplementatuta dagoelako.</text:p>
      <text:h text:style-name="P8" text:outline-level="2"><text:bookmark-start text:name="__RefHeading___Toc752_1361444220"/>Sistemaren egitura<text:bookmark-end text:name="__RefHeading___Toc752_1361444220"/></text:h>
      <text:p text:style-name="P18"><text:span text:style-name="T34">Simulazio honen sistemak funtzionatu dezan </text:span><text:span text:style-name="T1">6</text:span><text:span text:style-name="T34"> atal nagusi sortu dira: </text:span><text:span text:style-name="T3">clock, timer, </text:span><text:span text:style-name="T6">loader</text:span><text:span text:style-name="T3">, scheduler,</text:span><text:span text:style-name="T36"> </text:span><text:span text:style-name="T3">kernel </text:span><text:span text:style-name="T38">eta</text:span><text:span text:style-name="T6"> memoriaFisikoa</text:span><text:span text:style-name="T36">. Atal horietako bakoitzak honako funtzioa betetzen du sisteman:</text:span></text:p>
      <text:list xml:id="list2817620758" text:style-name="L1">
        <text:list-item>
          <text:p text:style-name="P27">Kernel<text:span text:style-name="T35">: simulazioaren </text:span>main <text:span text:style-name="T35">programa. Bertan hasten da exekuzioa eta honek prestatzen du sistema guztia martxan jarri dadin (aldagaiak esleitu, </text:span>thread<text:span text:style-name="T35">ak sortu...).</text:span></text:p>
        </text:list-item>
        <text:list-item>
          <text:p text:style-name="P27">Clock<text:span text:style-name="T35">: sistemaren erlojua. Sistemak funtzionatu dezan beharrezkoa da denbora kontrolatzea, eta horixe egiten du prozesu honek.</text:span></text:p>
        </text:list-item>
        <text:list-item>
          <text:p text:style-name="P27">Timer<text:span text:style-name="T35">: </text:span><text:span text:style-name="T39">sistemako seinaleak sortzeaz arduratzen da. Gure kasuan, erlojuak denbora tarte definitu bat pasatzen duenean seinalea egingo dio dagokion prozesuari.</text:span></text:p>
        </text:list-item>
        <text:list-item>
          <text:p text:style-name="P19"><text:span text:style-name="T6">Loader</text:span><text:span text:style-name="T39">: esan moduan, kernelak prozesuak kudeatzen ditu, eta hortaz, prozesu horiek simulatzeko sortu egin behar dira. </text:span><text:span text:style-name="T38">Loaderrak hori egiten du, maiztasun baten arabera prozesuak sortzen ditu eta fitxategi batetik irakurriz kodea kargatzen zaio.</text:span></text:p>
        </text:list-item>
        <text:list-item>
          <text:p text:style-name="P19"><text:span text:style-name="T4">Scheduler</text:span><text:span text:style-name="T39">: aipatutako prozesuen kudeaketarako (noiz exekutatu, non, nola...) beharrezkoa izango da </text:span><text:span text:style-name="T4">scheduler</text:span><text:span text:style-name="T5">r</text:span><text:span text:style-name="T39">a, honek egingo baititu beharrezkoa diren esleipen eta testuinguru aldaketak.</text:span></text:p>
        </text:list-item>
        <text:list-item>
          <text:p text:style-name="P29">Memoria fisikoa: <text:span text:style-name="T35">memoria kontrolatzeko beharrezkoa izango da, izan ere, prozesuak eta orri taulak gordetzeko memoria bat sortuko dugu, eta hori kontrolatzeko beharrezkoa izango da modulu hau.</text:span></text:p>
        </text:list-item>
      </text:list>
      <text:p text:style-name="P31"><text:span text:style-name="T35">Bestalde, hainbat datu egitura definitu dira, oso beharrezkoak izango baitira informazioa guk nahi dugun moduan gorde eta kudeatzeko. Hemen aipatuko diren datu egitura guztiak C lengoaiak eskaintzen duen </text:span><text:span text:style-name="T2">struct </text:span><text:span text:style-name="T35">bidez sortuak izan dira.</text:span></text:p>
      <text:list xml:id="list4263938414" text:style-name="L3">
        <text:list-item>
          <text:p text:style-name="P28">CPU<text:span text:style-name="T35">: Sistemak izango duen CPU edo prozesagailua adierazten du. Bertan, honen IDa eta izango dituen </text:span>core<text:span text:style-name="T35">ak gordetzen dira.</text:span></text:p>
        </text:list-item>
        <text:list-item>
          <text:p text:style-name="P28">Core<text:span text:style-name="T35">: CPU bakoitzak dituen </text:span>core<text:span text:style-name="T35">ak adierazteko datu egitura. Kasu honetan, </text:span><text:span text:style-name="T52">IDa izateaz gain, coreak izango duen prozesuen ilara ere gordetzen da. Horretaz gain, coreak izango duen hardware haria adierazteko ere erabiliko da.</text:span></text:p>
        </text:list-item>
        <text:list-item>
          <text:p text:style-name="P20"><text:span text:style-name="T20">Hardware haria</text:span><text:span text:style-name="T55">: </text:span><text:span text:style-name="T54">core bakoitzak dituen hardware hariak gordetzeko datu egitura</text:span><text:span text:style-name="T55">. Egitura honetan, IDa gordetzeaz gain, hariak exekuzioan izango duen prozesuaren helbidea gordeko du. </text:span><text:span text:style-name="T54">Gainera, exekuziorako beharrezkoak izango diren parametroak ere gordeko dira (PC, IR eta R erregistroak adibidez). </text:span></text:p>
        </text:list-item>
        <text:list-item>
          <text:p text:style-name="P28"><text:span text:style-name="T68">PCB</text:span><text:span text:style-name="T52">: prozesuak adierazteko datu egitura. Prozesu bat sortzen denean informazio asko gorde behar da berez, duen kodeaz gain. Hala ere, gure kasuan, prozesu zenbakia, </text:span><text:span text:style-name="T69">quantum</text:span><text:span text:style-name="T53">a, prozesuaren egoera </text:span><text:span text:style-name="T54">eta memoria kudeatzeko aldagaiak izango ditugu.</text:span></text:p>
        </text:list-item>
        <text:list-item>
          <text:p text:style-name="P30"><text:span text:style-name="T68">Memory management (mm)</text:span><text:span text:style-name="T52">: prozesu bakoitzak memoriarekin izango dituen hartu-emanak kudeatzeko beharrezkoak izango diren aldagaiak gordetzen dira, hala nola, orri taularen helbide fisikoa, kodea eta datuen helbide birtualak eta exekuziorako erregistroak.</text:span></text:p>
        </text:list-item>
        <text:list-item>
          <text:p text:style-name="P21"><text:soft-page-break/><text:span text:style-name="T21">Memoria fisikoa</text:span><text:span text:style-name="T54">: memoria fisikoa simulatzen duen egitura. Array batez osatuta dago, <text:s/>posizio bakoitza frame bat izango da eta frame bakoitzak beste array bat izango du frame horretako desplazamendurako.</text:span></text:p>
        </text:list-item>
        <text:list-item>
          <text:p text:style-name="P28"><text:span text:style-name="T68">Process queue</text:span><text:span text:style-name="T52"> (</text:span><text:span text:style-name="T68">Node_pcb</text:span><text:span text:style-name="T52">): </text:span><text:span text:style-name="T68">processGenerator</text:span><text:span text:style-name="T52">-ek sortzen dituen prozesuak gordetzeko ilara bat behar da, eta kasu honetan, </text:span><text:span text:style-name="T68">linked list</text:span><text:span text:style-name="T52"> deitzen diren ilarak erabili dira. Ilarako elementu bakoitzak </text:span><text:span text:style-name="T68">PCB</text:span><text:span text:style-name="T52">a eta hurrengo ilarako elementua gordetzen ditu.</text:span></text:p>
        </text:list-item>
        <text:list-item>
          <text:p text:style-name="P16">Parametroak: simulazioa exekutatzerako garaian parametro batzuk sartu behar dira, eta hauek gordetzeko erabiltzen da datu egitura hau. Tartean daude, timer-aren maiztasuna, prozesuak sortzeko maiztasuna, CPU kopurua eta core kopurua.</text:p>
        </text:list-item>
      </text:list>
      <text:p text:style-name="P15"><text:span text:style-name="T69">Hala ere, aipatu behar da sistema fitxategi desberdinez osatuta egon arren, beharrezkoa dela datu egitura hauek dituzten aldagaiak elkarbanatzea. Horregatik, datu egitura hauek eta aldagai asko </text:span><text:span text:style-name="T19">globals.h </text:span><text:span text:style-name="T69">fitxategian daude definituta, eta beste fitxategi guztiek hau </text:span><text:span text:style-name="T19">inportatzen </text:span><text:span text:style-name="T69">dutenez, erabilgai daude toki guztietan. Hala ere, aldagai bera</text:span><text:span text:style-name="T19"> </text:span><text:span text:style-name="T69">erabili nahi bada, </text:span><text:span text:style-name="T19">extern</text:span><text:span text:style-name="T69"> aurrizkia jarri behar zaio aldagaiari definizioan, jakin dezaten beste fitxategiek kanpoko aldagai bat izango dela.</text:span></text:p>
      <text:h text:style-name="P6" text:outline-level="2"><text:bookmark-start text:name="__RefHeading___Toc754_1361444220"/>Sistemaren diseinua<text:bookmark-end text:name="__RefHeading___Toc754_1361444220"/></text:h>
      <text:p text:style-name="P22"><text:span text:style-name="T53">Sistema honek zein egitura duen gutxi gorabehera azaldu ondoren, praktika burutzeko erabili diren politika eta inplementazioak azalduko ditugu. Esan bezala, </text:span><text:span text:style-name="T54">praktikaren helburua, prozesuak so</text:span><text:span text:style-name="T57">rtzea eta exekutatzea da, h</text:span><text:span text:style-name="T56">orregatik, beharrezkoa da sistema guztiak nola funtzionatzen duen eta zein politika erabili diren ondo azaltzea.</text:span></text:p>
      <text:h text:style-name="P9" text:outline-level="3"><text:bookmark-start text:name="__RefHeading___Toc756_1361444220"/>Sistemaren oinarrizko funtzionamendua<text:bookmark-end text:name="__RefHeading___Toc756_1361444220"/></text:h>
      <text:p text:style-name="P23"><text:span text:style-name="T70">Sistema martxan jartzeaz </text:span><text:span text:style-name="T7">kernel.c</text:span><text:span text:style-name="T40"> fitxategiko prozesua arduratzen da, hau izango da prozesu nagusia. Hasteko, sartutako parametroak gordetzen ditu eta CPU datu egitura osatzen du. Ondoren, aipatutako modulu bakoitzarentzako (</text:span><text:span text:style-name="T7">clock, timer, </text:span><text:span text:style-name="T14">loader, memoria</text:span><text:span text:style-name="T7"> </text:span><text:span text:style-name="T40">eta</text:span><text:span text:style-name="T7"> scheduler</text:span><text:span text:style-name="T40">) hari bat sortzen da </text:span><text:span text:style-name="T7">pthread</text:span><text:span text:style-name="T40"> liburutegia erabiliz, eta hari horiek jarraituko dute exekuzioa etengabe, ez baita aurreikusten programa inoiz amaitzea.</text:span></text:p>
      <text:p text:style-name="P23"><text:span text:style-name="T7">Clock</text:span><text:span text:style-name="T40">.c fitxategian erlojuaren kontrola eramaten da.</text:span> <text:span text:style-name="T7">Mutex</text:span><text:span text:style-name="T40"> motako blokeatzailea erabilita, sekzio kritiko batean dagoen aldagaia babesten da. Aldagai horrek programa osoaren denbora kontatzen du, erlojuaren ziklo bakoitzeko balioa handituz. Gainera, exekuzioan dagoen prozesu (PCB) bakoitzaren denbora ere kudeatzen du, </text:span><text:span text:style-name="T41">horretarako <text:s/>erabili den aldagai baten balioa aldatuz.</text:span></text:p>
      <text:p text:style-name="P23"><text:span text:style-name="T41">Bestetik, </text:span><text:span text:style-name="T8">timer.c </text:span><text:span text:style-name="T41">fitxategia dago. Fitxategi honetan </text:span><text:span text:style-name="T8">clock</text:span><text:span text:style-name="T41">ak eguneratzen duen aldagaia irakurtzen da etengabe, eta maiztasun finko bat igaro ondoren, seinale bat bidaltzen dio </text:span><text:span text:style-name="T8">scheduler</text:span><text:span text:style-name="T41">ari, honek bere lanarekin jarraitu dezan. Maiztasuna pasa denean, denbora kontrolatzen duen aldagaia babesteko, </text:span><text:span text:style-name="T8">mutex</text:span><text:span text:style-name="T41"> motako blokeatzailea erabiltzen da hemen ere, </text:span><text:span text:style-name="T8">clock</text:span><text:span text:style-name="T41">ean erabiltzen den aldagai bera; horrela, ez da errorerik gertatuko aldagaiaren idazketan. Honetaz gain, </text:span><text:span text:style-name="T8">timer </text:span><text:span text:style-name="T41">eta </text:span><text:span text:style-name="T8">scheduler</text:span><text:span text:style-name="T41"> prozesuak sinkronizatuta daude, izan ere, semaforo bat erabiltzen da bi hauen arteko komunikaziorako. Maiztasuna igaro denean, </text:span><text:span text:style-name="T8">sem_post </text:span><text:span text:style-name="T41">eginez, </text:span><text:span text:style-name="T8">scheduler</text:span><text:span text:style-name="T41">-a geldi egotetik martxan jartzera pasatzen da, eta bere lana amaitzen duenean berriz gelditzen da </text:span><text:span text:style-name="T8">timer</text:span><text:span text:style-name="T41">aren hurrengo seinalea jaso arte.</text:span></text:p>
      <text:p text:style-name="P23"><text:soft-page-break/><text:span text:style-name="T41">Prozesuak sortzeko </text:span><text:span text:style-name="T14">loader</text:span><text:span text:style-name="T8">.c</text:span><text:span text:style-name="T41"> fitxategiko prozesua erabiltzen da. Kasu honetan, parametro moduan pasatako zenbaki bat hartzen da maximo moduan, eta maximo horren azpitik dagoen ausazko segundo kopurua hartuz, </text:span><text:span text:style-name="T8">pcb</text:span><text:span text:style-name="T41"> egiturako prozesu bat sortzen da. </text:span><text:span text:style-name="T47">Gainera, </text:span><text:span text:style-name="T15">pcb</text:span><text:span text:style-name="T47"> bakoitzari kodea esleitu behar zaio fitxategi batetik, eta horretarako aurrez </text:span><text:span text:style-name="T15">prometheus </text:span><text:span text:style-name="T47">programak sortutako 50 fitxategietatik bat aukeratzen da ausaz, eta bertako kodea esleitzen zaio</text:span><text:span text:style-name="T41">. Ondoren, lehen aipatu bezala, prozesu hori ilara batean sartzen da aurretik sortu diren beste prozesu guztiekin batera.</text:span></text:p>
      <text:p text:style-name="P23"><text:span text:style-name="T41">Amaitzeko, </text:span><text:span text:style-name="T8">scheduler.c</text:span><text:span text:style-name="T41"> fitxategian aurkitu </text:span><text:span text:style-name="T42">ditzakegu</text:span><text:span text:style-name="T41"> prozesurik konplexuena</text:span><text:span text:style-name="T42">k</text:span><text:span text:style-name="T41">. Bertan, </text:span><text:span text:style-name="T42">hasteko, egongo den </text:span><text:span text:style-name="T9">core </text:span><text:span text:style-name="T42">bakoitzarentzako </text:span><text:span text:style-name="T9">thread </text:span><text:span text:style-name="T42">edo hari bat sortzen da, eta honek izango duen prozesuen ilara ere definitzen da. Ondoren, </text:span><text:span text:style-name="T9">timer</text:span><text:span text:style-name="T42">aren seinalea jasotzen den bakoitzean prozesuen ilara orokorretik hari bakoitzari dagokion prozesua gehitzen zaio ilaran, orain aipatuko den politikaren arabera. </text:span><text:span text:style-name="T47">Amaitzeko, </text:span><text:span text:style-name="T15">core </text:span><text:span text:style-name="T47">bakoitzak duen hardware hari bakoitzarentzako ere </text:span><text:span text:style-name="T15">thread </text:span><text:span text:style-name="T47">bat sortuko da eta etengabe egongo da begizta infinitu batean berari dagokion ilaratik prozesuak hartu eta exekutatzen.</text:span></text:p>
      <text:h text:style-name="P10" text:outline-level="3"><text:bookmark-start text:name="__RefHeading___Toc117_1230502448"/>Planifikazio politika<text:bookmark-end text:name="__RefHeading___Toc117_1230502448"/></text:h>
      <text:p text:style-name="P33">Planifikazioa gauzatzeko modu desberdin asko daude, oraindik eta gehiago sistema osoa<text:span text:style-name="T71">ren inplementazioa</text:span> librea denean. <text:span text:style-name="T71">Hala ere, honakoa da planifikazioa egiteko egin diren erabakiak eta baldintzak.</text:span></text:p>
      <text:p text:style-name="P23"><text:span text:style-name="T72">Prozesuei dagokienez, erabaki da prozesu bakoitzak </text:span><text:span text:style-name="T10">quantum </text:span><text:span text:style-name="T43">denbora propioa izatea, </text:span><text:span text:style-name="T47">hau da, </text:span><text:span text:style-name="T15">quantum</text:span><text:span text:style-name="T47"> denbora hori pasatzen denean prozesua exekuziotik aterako da eta testuinguru aldaketa bat gauzatuko da</text:span><text:span text:style-name="T43">. Gainera, beharrezkoa izango da prozesu bakoitza zein egoeratan dagoen adieraztea, horregatik, </text:span><text:span text:style-name="T47">hiru une posible definitzeko aldagai bat definitu da </text:span><text:span text:style-name="T15">EG_ZAIN</text:span><text:span text:style-name="T47">, </text:span><text:span text:style-name="T15">EG_EXEK</text:span><text:span text:style-name="T47"> eta </text:span><text:span text:style-name="T15">EG_AMAI</text:span><text:span text:style-name="T47"> egoerekin (zain, exekuzioan eta amaituta).</text:span></text:p>
      <text:p text:style-name="P23"><text:span text:style-name="T72">Planifikatzaileari dagokionez</text:span><text:span text:style-name="T71">, </text:span><text:span text:style-name="T48">kontuan hartzekoa da aurreko bertsioak ez zuela </text:span><text:span text:style-name="T16">hyper-threading-</text:span><text:span text:style-name="T48">a jasaten, hau da, core bakoitzeko hardware hari bakar bat egon zitekeen. Izan ere, oraingo honetan posible da </text:span><text:span text:style-name="T16">hyper-threading</text:span><text:span text:style-name="T48"> egitea, aurrerago azalduko den algoritmoa inplementatu delako.</text:span></text:p>
      <text:p text:style-name="P34"><text:span text:style-name="T35">Bestalde, erabaki d</text:span><text:span text:style-name="T44">a </text:span><text:span text:style-name="T11">core </text:span><text:span text:style-name="T44">bakoitzak prozesuak gordetzeko ilara </text:span><text:span text:style-name="T45">bat</text:span><text:span text:style-name="T44"> izatea, </text:span><text:span text:style-name="T11">core</text:span><text:span text:style-name="T44"> horretan exekutatuko diren prozesu guztiak gordetzen dituena. </text:span><text:span text:style-name="T45">Gainera, </text:span><text:span text:style-name="T12">core</text:span><text:span text:style-name="T45"> bateko ilaran sartu den prozesua ez da inoiz beste </text:span><text:span text:style-name="T12">core </text:span><text:span text:style-name="T45">baten ilarara pasako, beraz, bertan exekutatu beharko da amaitzen den arte.</text:span></text:p>
      <text:p text:style-name="P23"><text:span text:style-name="T44">Prozesuen esleipenari dagokionez,</text:span><text:span text:style-name="T43"> honako politika hau erabiltzea erabaki da. </text:span><text:span text:style-name="T10">Timer</text:span><text:span text:style-name="T12">r</text:span><text:span text:style-name="T43">ak seinalea bidaltzen duenean, ilara orokorreko prozesuak banan banan esleituko dira </text:span><text:span text:style-name="T10">core</text:span><text:span text:style-name="T43">etako ilaretan, lehenengotik azken </text:span><text:span text:style-name="T10">core</text:span><text:span text:style-name="T43">raino ordenan; horrela, prozesu guztiak esleitu arte. Ilarako prozesu guztiak amaitzean, ordea, ilara ezabatu egiten da, orain prozesuen objektuak (pcb-ak) </text:span><text:span text:style-name="T10">core</text:span><text:span text:style-name="T43">etako ilaretan baitaude. </text:span><text:span text:style-name="T45">Esan dezakegu </text:span><text:span text:style-name="T12">FIFO</text:span><text:span text:style-name="T45"> politika erabiltzen dela esleipen honetan.</text:span></text:p>
      <text:p text:style-name="P35"><text:span text:style-name="T35">Prozesu bakoitzaren exekuzioa ilarako ordenan egingo da, hau da, ilarako lehen elementua (prozesua) hartuko da eta exekuziora “bidaliko” da. Ondoren, </text:span><text:span text:style-name="T48">prozesuaren exekuzioa amaitzeko bi modu izango ditugu, </text:span><text:span text:style-name="T16">quamtuma </text:span><text:span text:style-name="T48">igaro baldin bada edo </text:span><text:span text:style-name="T16">exit</text:span><text:span text:style-name="T48"> agindura iritsi bada</text:span><text:span text:style-name="T35">. Prozesu hori amaitua izan ez bada, esan nahi du berriz exekutatu beharra dagoela, beraz, </text:span><text:span text:style-name="T2">core</text:span><text:span text:style-name="T35"> bereko ilaran sartuko da berriz, baina, azken posizioan.</text:span></text:p>
      <text:p text:style-name="P37"><text:soft-page-break/><text:span text:style-name="T35">Memoriari dagokionez, hasieran aipatu da matrize antzeko egitura bat jarraituko duela, bi </text:span><text:span text:style-name="T2">array </text:span><text:span text:style-name="T35">erabiltzen baitira bata bestearen barnean. Egitura hori honela dago osatuta: </text:span><text:span text:style-name="T49">24 biteko helbideak dauzkagu eta erabaki da 4KBeko (2^12B) orriak izango ditugula, hau da, 12 biteko desplazamendua izango dugu. Gainera, helbideratze tarte fisikoa eta birtuala berdina izango dela erabaki dugu, beraz, bi kasuetarako 24 biteko helbideak izango ditugu, horietako 12 bit desplazamenduarentzat gordeta.</text:span></text:p>
      <text:p text:style-name="P39"><text:span text:style-name="T49">S</text:span><text:span text:style-name="T35">ortuko den prozesu bakoitzak, gutxienez memoriako frame oso bat izango du berarentzako, eta memoriara esleitzen joan ahala, frame bateko hitz guztiak betetzen baditu, hurrengo framea izango du eskuragarri. Frameen esleipena ordenan egingo da, hau da, aurkitzen den lehen frame librea emango zaio prozesuari, eta </text:span><text:span text:style-name="T50">frame bakoitzean sartuko diren “hitzak” ere ordenan sartuko dira. </text:span></text:p>
      <text:p text:style-name="P38"><text:span text:style-name="T35">Bestetik, garrantzitsua da orri taulak erabiltzea. Orri taulekin, prozesu baten helbide birtuala jakinda bere helbide fisikoa lortu genezake, hau da, prozesuaren kodea benetan memoriako zein helbidetan dagoen jakin dezakegu. Orri taula hori, erabaki da frame bakar batean gordetzea, eta posizio edo desplazamendu bakoitza helbide fisiko bat gordetzeko erabiliko da.</text:span></text:p>
      <text:p text:style-name="P24"><text:span text:style-name="T51">Orri taula hori betetzeko</text:span><text:span text:style-name="T50">, </text:span><text:span text:style-name="T51">datuak eta kodea gordetzeko erabili den frame bakoitzeko orri taulako hitz bat erreserbatzen da, libre dagoen lehenengoa</text:span><text:span text:style-name="T50">. </text:span><text:span text:style-name="T51">Ondoren, </text:span><text:span text:style-name="T17">pcb</text:span><text:span text:style-name="T51"> bakoitzari esleitutako orri taulako lehenengo orriaren helbide fisikoa gehitzen zaio </text:span><text:span text:style-name="T17">pgb </text:span><text:span text:style-name="T51">erregistroan.</text:span></text:p>
      <text:h text:style-name="P11" text:outline-level="3"><text:bookmark-start text:name="__RefHeading___Toc119_1230502448"/>Planifikazioaren inplementazioa<text:bookmark-end text:name="__RefHeading___Toc119_1230502448"/></text:h>
      <text:p text:style-name="P23"><text:span text:style-name="T73">Erabakitako politika hau inplementatu </text:span><text:span text:style-name="T74">egin dugu</text:span><text:span text:style-name="T73">, azken finean hau baita praktikaren helburua, eta horretarako erabili diren algoritmo eta moduak azalduko ditugu orokorrean.</text:span></text:p>
      <text:p text:style-name="P23"><text:span text:style-name="T73">Hasieran aipatu da baina esan beharra dago prozesuen ilara guztiak </text:span><text:span text:style-name="T12">linked list</text:span><text:span text:style-name="T45"> erabiliz inplementatu direla. Inplementazio honekin indizeez ahaztu gaitezke eta elementuen posizio aldaketak askoz ere azkarrago eta eraginkorrago egin ditzakegu. Beraz, bai prozesuak gordetzeko ilara orokorrak eta baita </text:span><text:span text:style-name="T12">core</text:span><text:span text:style-name="T45">etan dauzkagun ilarak </text:span><text:span text:style-name="T12">linked list</text:span><text:span text:style-name="T45">ak dira.</text:span></text:p>
      <text:p text:style-name="P36"><text:span text:style-name="T35">Planifikazioaren lehen zatia </text:span><text:span text:style-name="T2">core</text:span><text:span text:style-name="T35">etako ilaretan prozesuak esleitzean datza, eta esan bezala, banan banan esleitzen dira prozesuak </text:span><text:span text:style-name="T2">core</text:span><text:span text:style-name="T35">ak dauden ordenean. Horretarako, </text:span><text:span text:style-name="T46">prozesu bakoitzeko nodo berri bat sortu da (prozesu bat izango duena) eta nodo berri hori esleitu zaio </text:span><text:span text:style-name="T13">core</text:span><text:span text:style-name="T46">ko ilaran azken posizioan. </text:span><text:span text:style-name="T13">Core</text:span><text:span text:style-name="T46">aren ilararen atzipena hardware hariak ere egiten du, beraz, </text:span><text:span text:style-name="T24">mutex </text:span><text:span text:style-name="T59">bat jarri da </text:span><text:span text:style-name="T24">core </text:span><text:span text:style-name="T59">bakoitzeko komunikazioan arazorik egon ez dadin.</text:span></text:p>
      <text:p text:style-name="P32"><text:span text:style-name="T52">Bestetik, </text:span><text:span text:style-name="T18">scheduler</text:span><text:span text:style-name="T52"> prozesuak </text:span><text:span text:style-name="T18">core </text:span><text:span text:style-name="T52">bakoitzeko </text:span><text:span text:style-name="T18">thread</text:span><text:span text:style-name="T52"> bat sortuko du, eta honi dagokion zenbakia, ilara eta </text:span><text:span text:style-name="T18">mutex</text:span><text:span text:style-name="T52"> aldagaia pasako dizkio. </text:span><text:span text:style-name="T60">Gainera, </text:span><text:span text:style-name="T25">core</text:span><text:span text:style-name="T60"> bakoitzak duen </text:span><text:span text:style-name="T25">hardware hari </text:span><text:span text:style-name="T62">bakoitzeko ere beste </text:span><text:span text:style-name="T27">thread </text:span><text:span text:style-name="T62">bat sortuko du, egingo diren eragiketak paraleloan exekutatu daitezen. Hortaz, behin </text:span><text:span text:style-name="T27">thread</text:span><text:span text:style-name="T62">ak sortuta daudela, honakoa da programen exekuzioaren inplementazioa:</text:span></text:p>
      <text:p text:style-name="P40"><text:span text:style-name="T61">Hasteko, hari bakoitzak </text:span><text:span text:style-name="T63">ilarako prozesu bat izan behar du esleituta, hala ez baldin badauka, core-aren ilarara joaten da eta bertan lehenengo elementua begiratzen du ea </text:span><text:span text:style-name="T28">zain</text:span><text:span text:style-name="T63"> egoeran dagoen. Hala baldin bada, hariari prozesua esleitzen zaio (helbidea aldagai batean gehituz) eta mutex tartean prozesuaren egoera aldatzen da (esanez exekuzioan dagoela). Gainera, exekuziorako beharrezkoak izango diren erregistro guztiak ere kopiatzen dira, tartean, PC, IR, PTDR eta R erregistroak. </text:span><text:span text:style-name="T64">Bestalde, hariak begiratzen duen ilarako elementua exekuzioan edo amaituta baldin badago, ilararen </text:span><text:soft-page-break/><text:span text:style-name="T64">punteroa mugitu egiten du hurrengo elementura, eta beraz, libre ez dagoen prozesu hori ilaratik “bota” egiten du.</text:span></text:p>
      <text:p text:style-name="P25"><text:span text:style-name="T64">Beraz, behin hardware hariak prozesu bat esleituta duela, </text:span><text:span text:style-name="T29">quantuma</text:span><text:span text:style-name="T64"> pasatzen ez den bitartean begizta batean sartzen da, eta begiztako iterazio bakoitzeko agindu bat exekutatzen da. Agindua exekutatzeko, PC erregistroa irakurtzen da jakin dezan zein den exekutatu behar den agindua, eta </text:span><text:span text:style-name="T29">MMU</text:span><text:span text:style-name="T64"> funtzioa erabiliz, zein helbide fisikotan dagoen lortzen dugu. Funtzio honen eginbeharra sinplea da, prozesu baten orri taulako helbidea eta jakin nahi den helbide fisikoa edukita, memoria fisikoko orri taulako dagokion hitzean begiratuko du behar duen helbide fisikoa. Hori jakiteko, beharrezkoa da helbide birtualak zenbatgarren framea </text:span><text:span text:style-name="T65">irudikatzen duen kalkulatzea, hau da, zein den helbide birtualaren lehen 12bit-en balioa.</text:span></text:p>
      <text:p text:style-name="P41"><text:span text:style-name="T61">Behin helbide fisikoa daukagula, desplazamendua kalkulatzen dugu maskara bat erabiliz, izan ere, desplazamendua azken 12bit-ek irudikatzen dute, eta hori baliagarria izango zaigu dagokigun frameko desplazamendurako. Beraz, helbide fisikoa eta desplazamendua edukita, agindua lortu dezakegu memoria fisikotik eta sortu dugun funtzioari deitu agindu hori exekutatu dezan.</text:span></text:p>
      <text:p text:style-name="P26"><text:span text:style-name="T65">Agindua exekutatzeko beharrezkoak dira maskarak, izan ere, agindua zenbaki hamaseitar bat da, eta <text:s/>aginduaren barnean sartuta daude zein operazio den, eta zein erregistro eta balio behar diren. Beraz, balio horiek guztiak </text:span><text:span text:style-name="T66">lortu behar dira lehendabizi, eta ondoren, </text:span><text:span text:style-name="T30">switch</text:span><text:span text:style-name="T66"> klausula bat erabiliz agindu bat edo bestea gauzatuko da, zuzenean R erregistroak aldatuz. Programaren hasieran eta amaieran memorian dauden balioak behar dira (irakurri eta idazteko) eta kasu horietan zuzenean memoria fisikora deitzen da eta helbideak badakizkigunez erraza da atzipena egitea. Programa amaitzeko, bi emaitza eman ditzake; batetik, ondo bete bada agindua 0 itzultzen du, baina </text:span><text:span text:style-name="T30">exit</text:span><text:span text:style-name="T66"> agindu bat irakurri <text:s/>baldin bada 1 itzultzen du zuzenean funtzioak.</text:span></text:p>
      <text:p text:style-name="P42"><text:span text:style-name="T61">Hardware hariekin jarraituz, agindua exekutatu ondoren begiratzen da ea programa amaitu den ala ez, eta hala ez bada, PC eta IR erregistroak eguneratzen dira eta hurrengo iteraziora egiten da salto. Aitzitik, programa amaitu baldin bada, edo </text:span><text:span text:style-name="T26">quantum</text:span><text:span text:style-name="T61">a pasa baldin bada testuinguru aldaketa hasiko da. Testuinguru aldaketa gauzatzeko, lehenik erregistro guztien balioak </text:span><text:span text:style-name="T26">pcb</text:span><text:span text:style-name="T61">ari esleitzen zaizkio hurrengo exekuzio baterako, eta programa amaitu bada, egoera aldatzen zaio </text:span><text:span text:style-name="T26">EG_AMAI</text:span><text:span text:style-name="T61"> egoerara, eta ahaztu egiten da. Baina programa ez bada amaitu eta hurrengo exekuzio batean exekutatu behar bada, prozesua ilararen atzera eramaten da, hau da, prozesuaren </text:span><text:span text:style-name="T26">pcb</text:span><text:span text:style-name="T61"> kopia bat egiten da eta ilara korritzen da. Tartean zenbaki berdina duen prozesu bat aurkitzen badu (ia beti lehen posizioan egongo da, hari honek exekutatu duena orain) zerrendatik “ezabatu” egiten du punteroak aldatuz, eta amaieran prozesuaren kopia hori gehitzen zaio.</text:span></text:p>
      <text:p text:style-name="P42"><text:span text:style-name="T61">Amaitzeko, </text:span><text:span text:style-name="T67">hardware hariari esleituta zeukan prozesua kentzen zaio </text:span><text:span text:style-name="T31">NULL </text:span><text:span text:style-name="T67">ipiniz, eta hurrengo iteraziora pasako d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8</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8T10:10:22.134772629</meta:creation-date>
    <meta:generator>LibreOffice/6.4.6.2$Linux_X86_64 LibreOffice_project/40$Build-2</meta:generator>
    <dc:date>2021-01-18T13:12:54.517882819</dc:date>
    <meta:editing-duration>PT2M32S</meta:editing-duration>
    <meta:editing-cycles>2</meta:editing-cycles>
    <meta:document-statistic meta:table-count="0" meta:image-count="0" meta:object-count="0" meta:page-count="8" meta:paragraph-count="65" meta:word-count="2224" meta:character-count="16770" meta:non-whitespace-character-count="14619"/>
  </office:meta>
</office:document-meta>
</file>